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4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9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0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1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2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3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4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5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</text:span><text:span text:style-name="T7"><text:s/>System Software LabDocumentation </text:span></text:p>
      <text:p text:style-name="P1"><text:span text:style-name="T8">Exp10<text:s/></text:span><text:span text:style-name="T9">–</text:span><text:span text:style-name="T10"><text:s/>One Pass Assembler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Date of Submission:11 November 2020</text:span></text:p>
      <text:p text:style-name="P1"><text:span text:style-name="T13"/></text:p>
      <text:p text:style-name="P1"><text:span text:style-name="T14">Submitted By,</text:span></text:p>
      <text:p text:style-name="P1"><text:span text:style-name="T15"><text:s/>Rejath T M</text:span></text:p>
      <text:p text:style-name="P1"><text:span text:style-name="T16">Roll No 50</text:span></text:p>
      <text:p text:style-name="P1"><text:span text:style-name="T16">TCR18CS050</text:span></text:p>
      <text:p text:style-name="P1"><text:span text:style-name="T16">GECT CSE S5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8">Experiment 10:</text:span></text:p>
      <text:p text:style-name="P2"><text:span text:style-name="T19">One Pass Assembler</text:span></text:p>
      <text:p text:style-name="P2"><text:span text:style-name="T20"/></text:p>
      <text:p text:style-name="P2"><text:span text:style-name="T21">Compilation of CodePrerequisite</text:span></text:p>
      <text:p text:style-name="P2"><text:span text:style-name="T22"/></text:p>
      <text:list text:style-name="L3">
        <text:list-item>
          <text:p text:style-name="P3"><text:span text:style-name="T23">The code is provided in the<text:s/></text:span><text:span text:style-name="T24">program.c<text:s/></text:span><text:span text:style-name="T25">file along with its documentation. You just need to run it on any compiler.</text:span></text:p>
        </text:list-item>
        <text:list-item>
          <text:p text:style-name="P3"><text:span text:style-name="T25">Compile like<text:s/></text:span><text:span text:style-name="T26">gcc program.c </text:span></text:p>
        </text:list-item>
      </text:list>
      <text:p text:style-name="P4"><text:span text:style-name="T26"><text:tab/><text:tab/><text:tab/>.\a.exe</text:span></text:p>
      <text:p text:style-name="P4"><text:span text:style-name="T27"/></text:p>
      <text:list text:style-name="L5">
        <text:list-item>
          <text:p text:style-name="P5"><text:span text:style-name="T28">The program will take an Input files<text:s/></text:span><text:span text:style-name="T29">input.txt<text:s/></text:span><text:span text:style-name="T30">containing assembly code and<text:s/></text:span><text:span text:style-name="T31">optab.txt<text:s/></text:span><text:span text:style-name="T32">simulate the one pass assembler and generate the output file as well as a symbol table.</text:span></text:p>
        </text:list-item>
        <text:list-item>
          <text:p text:style-name="P5"><text:span text:style-name="T32">The I/O of the file is assembly code, space separated and<text:s/></text:span><text:span text:style-name="T33">optab.txt<text:s/></text:span><text:span text:style-name="T34">also space seperated.Only limited commands and statements are supported.</text:span></text:p>
        </text:list-item>
        <text:list-item>
          <text:p text:style-name="P5"><text:span text:style-name="T34">Two intermediate files will also be created.</text:span></text:p>
        </text:list-item>
        <text:list-item>
          <text:p text:style-name="P5"><text:span text:style-name="T34">The output will be three files, result.txt, Output.txt and Symtab.txt.</text:span></text:p>
        </text:list-item>
      </text:list>
      <text:p text:style-name="P6"><text:span text:style-name="T35">Output Screenshots</text:span></text:p>
      <text:p text:style-name="P6"><text:span text:style-name="T36"/></text:p>
      <text:p text:style-name="P6"><text:span text:style-name="T36"/></text:p>
      <text:p text:style-name="P6"><text:span text:style-name="T37">result.txt</text:span></text:p>
      <text:p text:style-name="P6"><draw:frame text:anchor-type="as-char" svg:width="103.08mm" svg:height="38.52mm" style:rel-width="scale" style:rel-height="scale"><draw:object-ole xlink:href="OleObj1"/><draw:image xlink:href="ObjectReplacements/OleObj1"/></draw:frame><text:span text:style-name="T38"/></text:p>
      <text:p text:style-name="P6"><text:span text:style-name="T38"/></text:p>
      <text:p text:style-name="P6"><text:span text:style-name="T38"/></text:p>
      <text:p text:style-name="P6"><text:span text:style-name="T39">symtab.txt</text:span></text:p>
      <text:p text:style-name="P6"><draw:frame text:anchor-type="as-char" svg:width="50.38mm" svg:height="36.20mm" style:rel-width="scale" style:rel-height="scale"><draw:object-ole xlink:href="OleObj2"/><draw:image xlink:href="ObjectReplacements/OleObj2"/></draw:frame><text:span text:style-name="T40"/></text:p>
      <text:p text:style-name="P6"><text:span text:style-name="T40"/></text:p>
      <text:p text:style-name="P6"><text:span text:style-name="T40"/></text:p>
      <text:p text:style-name="P6"><text:span text:style-name="T41">output.txt</text:span></text:p>
      <text:p text:style-name="P6"><draw:frame text:anchor-type="as-char" svg:width="60.33mm" svg:height="37.68mm" style:rel-width="scale" style:rel-height="scale"><draw:object-ole xlink:href="OleObj3"/><draw:image xlink:href="ObjectReplacements/OleObj3"/></draw:frame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